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000000" fo:letter-spacing="normal" fo:language="en" fo:country="GB"/>
    </style:style>
    <style:style style:name="P2"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color="#000000" fo:letter-spacing="normal" fo:language="en" fo:country="GB"/>
    </style:style>
    <style:style style:name="P3" style:family="paragraph" style:parent-style-name="Standard">
      <style:paragraph-properties fo:margin-left="0cm" fo:margin-right="0cm" fo:margin-top="0cm" fo:margin-bottom="0cm" loext:contextual-spacing="false" style:line-height-at-least="0.582cm" fo:orphans="2" fo:widows="2" fo:text-indent="0cm" style:auto-text-indent="false" fo:padding="0cm" fo:border="none"/>
      <style:text-properties fo:color="#d4d4d4" style:font-name="Droid Sans Mono" fo:font-size="10.5pt" fo:language="en" fo:country="GB" fo:font-weight="normal" fo:background-color="#1e1e1e"/>
    </style:style>
    <style:style style:name="P4"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5"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language="en" fo:country="GB"/>
    </style:style>
    <style:style style:name="P7" style:family="paragraph" style:parent-style-name="Quotations">
      <style:paragraph-properties fo:margin-left="1cm" fo:margin-right="1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7.5pt" fo:letter-spacing="normal" fo:language="en" fo:country="GB" fo:font-style="normal" fo:font-weight="normal"/>
    </style:style>
    <style:style style:name="P8" style:family="paragraph" style:parent-style-name="Standard">
      <style:paragraph-properties style:line-height-at-least="0.503cm"/>
      <style:text-properties fo:color="#d4d4d4" style:font-name="Droid Sans Mono" fo:font-size="10.5pt" fo:font-weight="normal" fo:background-color="#1e1e1e"/>
    </style:style>
    <style:style style:name="P9" style:family="paragraph" style:parent-style-name="Standard">
      <style:paragraph-properties style:line-height-at-least="0.503cm"/>
      <style:text-properties fo:color="#608b4e" style:font-name="Droid Sans Mono" fo:font-size="10.5pt" fo:font-weight="normal" fo:background-color="#1e1e1e"/>
    </style:style>
    <style:style style:name="P10" style:family="paragraph" style:parent-style-name="Text_20_body">
      <style:text-properties fo:language="en" fo:country="GB"/>
    </style:style>
    <style:style style:name="P11" style:family="paragraph" style:parent-style-name="Heading_20_3">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2" style:family="paragraph" style:parent-style-name="Preformatted_20_Text">
      <style:paragraph-properties fo:margin-left="0cm" fo:margin-right="0cm" fo:margin-top="0cm" fo:margin-bottom="0cm" loext:contextual-spacing="false" fo:line-height="140%" fo:orphans="2" fo:widows="2" fo:text-indent="0cm" style:auto-text-indent="false"/>
      <style:text-properties fo:language="en" fo:country="GB" loext:padding="0cm" loext:border="none"/>
    </style:style>
    <style:style style:name="P13" style:family="paragraph" style:parent-style-name="Preformatted_20_Text">
      <style:paragraph-properties fo:margin-left="0cm" fo:margin-right="0cm" fo:margin-top="0cm" fo:margin-bottom="0cm" loext:contextual-spacing="false" fo:line-height="140%" fo:orphans="2" fo:widows="2" fo:text-indent="0cm" style:auto-text-indent="false"/>
      <style:text-properties fo:font-variant="normal" fo:text-transform="none" fo:color="#000000" style:font-name="Open Sans" fo:font-size="12pt" fo:letter-spacing="normal" fo:language="en" fo:country="GB" fo:font-style="normal" fo:font-weight="normal" officeooo:paragraph-rsid="001cf3ed" fo:background-color="#ffffff" loext:padding="0cm" loext:border="none"/>
    </style:style>
    <style:style style:name="P14" style:family="paragraph" style:parent-style-name="Quotations">
      <style:paragraph-properties fo:margin-left="1cm" fo:margin-right="1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5" style:family="paragraph" style:parent-style-name="Table_20_Contents">
      <style:paragraph-properties fo:margin-left="0cm" fo:margin-right="0cm" fo:text-indent="0cm" style:auto-text-indent="false"/>
      <style:text-properties fo:font-size="2pt" fo:language="en" fo:country="GB" style:font-size-asian="2pt" style:font-size-complex="2pt"/>
    </style:style>
    <style:style style:name="P16" style:family="paragraph" style:parent-style-name="Table_20_Contents">
      <style:paragraph-properties fo:margin-left="0cm" fo:margin-right="0cm" fo:text-indent="0cm" style:auto-text-indent="false"/>
      <style:text-properties fo:font-variant="normal" fo:text-transform="none" fo:color="#000000" style:font-name="Open Sans" fo:font-size="12pt" fo:letter-spacing="normal" fo:language="en" fo:country="GB" fo:font-style="normal" fo:font-weight="normal" fo:background-color="#ffffff" style:font-size-asian="2pt" style:font-size-complex="2pt" loext:padding="0cm" loext:border="none"/>
    </style:style>
    <style:style style:name="P17" style:family="paragraph" style:parent-style-name="Table_20_Contents">
      <style:paragraph-properties fo:margin-left="0cm" fo:margin-right="0cm" fo:margin-top="0.529cm" fo:margin-bottom="0.529cm" loext:contextual-spacing="false" fo:text-indent="0cm" style:auto-text-indent="false"/>
      <style:text-properties fo:font-size="10.5pt" fo:language="en" fo:country="GB"/>
    </style:style>
    <style:style style:name="P18" style:family="paragraph" style:parent-style-name="Table_20_Contents">
      <style:paragraph-properties fo:margin-left="0cm" fo:margin-right="0cm" fo:margin-top="0.529cm" fo:margin-bottom="0.529cm" loext:contextual-spacing="false" fo:text-indent="0cm" style:auto-text-indent="fals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19" style:family="paragraph" style:parent-style-name="Table_20_Contents">
      <style:paragraph-properties fo:margin-left="0cm" fo:margin-right="0cm" fo:margin-top="0cm" fo:margin-bottom="0cm" loext:contextual-spacing="false" fo:text-indent="0cm" style:auto-text-indent="false"/>
      <style:text-properties fo:font-size="10.5pt" fo:language="en" fo:country="GB"/>
    </style:style>
    <style:style style:name="P20" style:family="paragraph" style:parent-style-name="Table_20_Contents">
      <style:paragraph-properties fo:margin-left="0cm" fo:margin-right="0cm" fo:margin-top="0cm" fo:margin-bottom="0cm" loext:contextual-spacing="false" fo:text-indent="0cm" style:auto-text-indent="false"/>
      <style:text-properties fo:color="#a0a1a7" fo:font-size="10.5pt" fo:language="en" fo:country="GB" fo:font-style="italic" loext:padding="0cm" loext:border="none"/>
    </style:style>
    <style:style style:name="P21"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22" style:family="paragraph" style:parent-style-name="Table_20_Contents">
      <style:paragraph-properties fo:margin-top="0.529cm" fo:margin-bottom="0.529cm" loext:contextual-spacing="false"/>
      <style:text-properties fo:font-size="10.5pt" fo:language="en" fo:country="GB"/>
    </style:style>
    <style:style style:name="P23" style:family="paragraph" style:parent-style-name="Table_20_Contents">
      <style:paragraph-properties fo:margin-top="0.529cm" fo:margin-bottom="0.529cm" loext:contextual-spacing="fals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2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29"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0"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31" style:family="paragraph" style:parent-style-name="Text_20_body" style:list-style-name="L8">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2" style:family="paragraph" style:parent-style-name="Text_20_body" style:list-style-name="L9">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3" style:family="paragraph" style:parent-style-name="Text_20_body" style:list-style-name="L11">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4" style:family="paragraph" style:parent-style-name="Text_20_body" style:list-style-name="L13">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5"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36"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font-variant="normal" fo:text-transform="none" fo:color="#000000" style:font-name="Open Sans" fo:letter-spacing="normal" fo:language="en" fo:country="GB" fo:font-style="normal" fo:font-weight="normal"/>
    </style:style>
    <style:style style:name="P37"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fo:language="en" fo:country="GB" loext:padding="0cm" loext:border="none"/>
    </style:style>
    <style:style style:name="P38"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39" style:family="paragraph" style:parent-style-name="Text_20_body" style:list-style-name="L9">
      <style:paragraph-properties fo:margin-left="0cm" fo:margin-right="0cm" fo:margin-top="0cm" fo:margin-bottom="0cm" loext:contextual-spacing="false" fo:line-height="140%" fo:orphans="2" fo:widows="2" fo:text-indent="0cm" style:auto-text-indent="false" fo:padding="0cm" fo:border="none"/>
    </style:style>
    <style:style style:name="P40" style:family="paragraph" style:parent-style-name="Text_20_body" style:list-style-name="L10">
      <style:paragraph-properties fo:margin-left="0cm" fo:margin-right="0cm" fo:margin-top="0cm" fo:margin-bottom="0cm" loext:contextual-spacing="false" fo:line-height="140%" fo:orphans="2" fo:widows="2" fo:text-indent="0cm" style:auto-text-indent="false" fo:padding="0cm" fo:border="none"/>
    </style:style>
    <style:style style:name="P41" style:family="paragraph" style:parent-style-name="Text_20_body" style:list-style-name="L12">
      <style:paragraph-properties fo:margin-left="0cm" fo:margin-right="0cm" fo:margin-top="0cm" fo:margin-bottom="0cm" loext:contextual-spacing="false" fo:line-height="140%" fo:orphans="2" fo:widows="2" fo:text-indent="0cm" style:auto-text-indent="false" fo:padding="0cm" fo:border="none"/>
    </style:style>
    <style:style style:name="P42" style:family="paragraph" style:parent-style-name="Text_20_body" style:list-style-name="L13">
      <style:paragraph-properties fo:margin-left="0cm" fo:margin-right="0cm" fo:margin-top="0cm" fo:margin-bottom="0cm" loext:contextual-spacing="false" fo:line-height="140%" fo:orphans="2" fo:widows="2" fo:text-indent="0cm" style:auto-text-indent="false" fo:padding="0cm" fo:border="none"/>
    </style:style>
    <style:style style:name="P43" style:family="paragraph" style:parent-style-name="Text_20_body">
      <style:paragraph-properties fo:margin-left="0cm" fo:margin-right="0cm" fo:margin-top="0cm" fo:margin-bottom="0cm" loext:contextual-spacing="false" fo:text-align="center" style:justify-single-word="false" fo:orphans="76" fo:widows="2" fo:text-indent="0cm" style:auto-text-indent="false"/>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P44" style:family="paragraph" style:parent-style-name="Text_20_body" style:list-style-name="L1">
      <style:paragraph-properties fo:margin-left="0cm" fo:margin-right="0cm" fo:orphans="2" fo:widows="2" fo:text-indent="0cm" style:auto-text-indent="false" fo:padding="0cm" fo:border="none"/>
    </style:style>
    <style:style style:name="P45" style:family="paragraph" style:parent-style-name="Text_20_body" style:list-style-name="L2">
      <style:paragraph-properties fo:margin-left="0cm" fo:margin-right="0cm" fo:orphans="2" fo:widows="2" fo:text-indent="0cm" style:auto-text-indent="false" fo:padding="0cm" fo:border="none"/>
    </style:style>
    <style:style style:name="P46" style:family="paragraph" style:parent-style-name="Text_20_body" style:list-style-name="L3">
      <style:paragraph-properties fo:margin-left="0cm" fo:margin-right="0cm" fo:orphans="2" fo:widows="2" fo:text-indent="0cm" style:auto-text-indent="false" fo:padding="0cm" fo:border="none"/>
    </style:style>
    <style:style style:name="P47" style:family="paragraph" style:parent-style-name="Text_20_body" style:list-style-name="L5">
      <style:paragraph-properties fo:margin-left="0cm" fo:margin-right="0cm" fo:orphans="2" fo:widows="2" fo:text-indent="0cm" style:auto-text-indent="false" fo:padding="0cm" fo:border="none"/>
    </style:style>
    <style:style style:name="P48"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49"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50"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style:font-name="Open Sans" fo:font-size="12pt" fo:letter-spacing="normal" fo:language="en" fo:country="GB" fo:font-style="normal" fo:font-weight="normal"/>
    </style:style>
    <style:style style:name="P51" style:family="paragraph" style:parent-style-name="Text_20_body">
      <style:paragraph-properties fo:margin-top="0cm" fo:margin-bottom="0cm" loext:contextual-spacing="false" fo:line-height="140%" fo:orphans="2" fo:widows="2"/>
      <style:text-properties fo:font-variant="normal" fo:text-transform="none" fo:color="#000000" style:font-name="Open Sans" fo:font-size="12pt" fo:letter-spacing="normal" fo:language="en" fo:country="GB" fo:font-style="normal" fo:font-weight="normal" fo:background-color="#ffffff" loext:padding="0cm" loext:border="none"/>
    </style:style>
    <style:style style:name="T1" style:family="text">
      <style:text-properties fo:font-variant="normal" fo:text-transform="none" fo:color="#000000" style:font-name="Open Sans" fo:letter-spacing="normal" fo:language="en" fo:country="GB" fo:font-style="normal" fo:font-weight="normal"/>
    </style:style>
    <style:style style:name="T2" style:family="text">
      <style:text-properties fo:font-variant="normal" fo:text-transform="none" fo:color="#000000" style:font-name="Open Sans" fo:letter-spacing="normal" fo:language="en" fo:country="GB" fo:font-style="normal" fo:font-weight="normal" loext:padding="0cm" loext:border="none"/>
    </style:style>
    <style:style style:name="T3" style:family="text">
      <style:text-properties fo:font-variant="normal" fo:text-transform="none" fo:color="#000000" style:font-name="Open Sans" fo:letter-spacing="normal" fo:language="en" fo:country="GB" fo:font-style="normal" fo:font-weight="normal" fo:background-color="#f4f4f4" loext:char-shading-value="0" loext:padding="0cm" loext:border="none"/>
    </style:style>
    <style:style style:name="T4" style:family="text">
      <style:text-properties fo:font-variant="normal" fo:text-transform="none" fo:color="#000000" style:font-name="Open Sans" fo:font-size="12pt" fo:letter-spacing="normal" fo:font-style="normal" fo:font-weight="normal" fo:background-color="#f4f4f4" loext:char-shading-value="0" loext:padding="0cm" loext:border="none"/>
    </style:style>
    <style:style style:name="T5" style:family="text">
      <style:text-properties fo:font-variant="normal" fo:text-transform="none" fo:color="#000000" style:font-name="Open Sans" fo:font-size="12pt" fo:letter-spacing="normal" fo:font-style="normal" fo:font-weight="normal" fo:background-color="#ffffff" loext:char-shading-value="0"/>
    </style:style>
    <style:style style:name="T6" style:family="text">
      <style:text-properties fo:font-variant="normal" fo:text-transform="none" fo:color="#000000" style:font-name="Open Sans" fo:font-size="12pt" fo:letter-spacing="normal" fo:font-style="normal" fo:font-weight="normal" fo:background-color="#ffffff" loext:char-shading-value="0" loext:padding="0cm" loext:border="none"/>
    </style:style>
    <style:style style:name="T7" style:family="text">
      <style:text-properties fo:font-variant="normal" fo:text-transform="none" fo:color="#000000" style:font-name="Open Sans" fo:font-size="12pt" fo:letter-spacing="normal" fo:language="en" fo:country="GB" fo:font-style="normal" fo:font-weight="normal"/>
    </style:style>
    <style:style style:name="T8" style:family="text">
      <style:text-properties fo:font-variant="normal" fo:text-transform="none" fo:color="#000000" style:font-name="Open Sans" fo:font-size="12pt" fo:letter-spacing="normal" fo:language="en" fo:country="GB" fo:font-style="normal" fo:font-weight="normal" fo:background-color="#f4f4f4" loext:char-shading-value="0" loext:padding="0cm" loext:border="none"/>
    </style:style>
    <style:style style:name="T9" style:family="text">
      <style:text-properties fo:font-variant="normal" fo:text-transform="none" fo:color="#000000" style:font-name="Open Sans" fo:font-size="12pt" fo:letter-spacing="normal" fo:language="en" fo:country="GB" fo:font-style="normal" fo:font-weight="normal" fo:background-color="#ffffff" loext:char-shading-value="0" loext:padding="0cm" loext:border="none"/>
    </style:style>
    <style:style style:name="T10" style:family="text">
      <style:text-properties fo:font-variant="normal" fo:text-transform="none" fo:color="#000000" style:font-name="Open Sans" fo:font-size="7.5pt" fo:letter-spacing="normal" fo:font-style="normal" fo:font-weight="normal" fo:background-color="#ffffff" loext:char-shading-value="0" loext:padding="0cm" loext:border="none"/>
    </style:style>
    <style:style style:name="T11" style:family="text">
      <style:text-properties fo:font-variant="normal" fo:text-transform="none" fo:color="#000000" style:font-name="Open Sans" fo:font-size="7.5pt" fo:letter-spacing="normal" fo:font-style="normal" fo:font-weight="normal" fo:background-color="#f4f4f4" loext:char-shading-value="0" loext:padding="0cm" loext:border="none"/>
    </style:style>
    <style:style style:name="T12" style:family="text">
      <style:text-properties fo:font-variant="normal" fo:text-transform="none" fo:color="#000000" style:font-name="Open Sans" fo:font-size="7.5pt" fo:letter-spacing="normal" fo:language="en" fo:country="GB" fo:font-style="normal" fo:font-weight="normal" fo:background-color="#ffffff" loext:char-shading-value="0" loext:padding="0cm" loext:border="none"/>
    </style:style>
    <style:style style:name="T13" style:family="text">
      <style:text-properties fo:font-variant="normal" fo:text-transform="none" fo:color="#000000" style:font-name="Open Sans" fo:font-size="7.5pt" fo:letter-spacing="normal" fo:language="en" fo:country="GB" fo:font-style="normal" fo:font-weight="normal" fo:background-color="#f4f4f4" loext:char-shading-value="0" loext:padding="0cm" loext:border="none"/>
    </style:style>
    <style:style style:name="T14" style:family="text">
      <style:text-properties fo:font-variant="normal" fo:text-transform="none" fo:color="#000000" style:text-line-through-style="none" style:text-line-through-type="none" style:font-name="Open Sans" fo:font-size="12pt" fo:letter-spacing="normal" fo:language="en" fo:country="GB" fo:font-style="normal" style:text-underline-style="none" fo:font-weight="normal" style:text-blinking="false" fo:background-color="#ffffff" loext:char-shading-value="0" loext:padding="0cm" loext:border="none"/>
    </style:style>
    <style:style style:name="T15" style:family="text">
      <style:text-properties fo:font-variant="normal" fo:text-transform="none" fo:color="#008bbb" style:text-line-through-style="none" style:text-line-through-type="none" style:font-name="Open Sans" fo:letter-spacing="normal" fo:language="en" fo:country="GB" fo:font-style="normal" style:text-underline-style="none" fo:font-weight="bold" style:text-blinking="false" loext:padding="0cm" loext:border="none"/>
    </style:style>
    <style:style style:name="T16" style:family="text">
      <style:text-properties fo:font-variant="normal" fo:text-transform="none" fo:color="#008bbb" style:text-line-through-style="none" style:text-line-through-type="none" style:font-name="Open Sans" fo:font-size="7.5pt" fo:letter-spacing="normal" fo:font-style="normal" style:text-underline-style="none" fo:font-weight="bold" style:text-blinking="false" fo:background-color="#ffffff" loext:char-shading-value="0" loext:padding="0cm" loext:border="none"/>
    </style:style>
    <style:style style:name="T17" style:family="text">
      <style:text-properties fo:font-variant="normal" fo:text-transform="none" fo:color="#008bbb" style:text-line-through-style="none" style:text-line-through-type="none" style:font-name="Open Sans" fo:font-size="7.5pt" fo:letter-spacing="normal" fo:language="en" fo:country="GB" fo:font-style="normal" style:text-underline-style="none" fo:font-weight="bold" style:text-blinking="false" fo:background-color="#ffffff" loext:char-shading-value="0" loext:padding="0cm" loext:border="none"/>
    </style:style>
    <style:style style:name="T18" style:family="text">
      <style:text-properties fo:font-variant="normal" fo:text-transform="none" fo:color="#569cd6" style:font-name="Open Sans" fo:letter-spacing="normal" fo:font-style="normal"/>
    </style:style>
    <style:style style:name="T19" style:family="text">
      <style:text-properties fo:font-variant="normal" fo:text-transform="none" style:font-name="Open Sans" fo:letter-spacing="normal" fo:font-style="normal"/>
    </style:style>
    <style:style style:name="T20" style:family="text">
      <style:text-properties fo:font-variant="normal" fo:text-transform="none" fo:color="#dcdcdc" style:font-name="Open Sans" fo:letter-spacing="normal" fo:font-style="normal"/>
    </style:style>
    <style:style style:name="T21" style:family="text">
      <style:text-properties fo:font-variant="normal" fo:text-transform="none" fo:color="#b5cea8" style:font-name="Open Sans" fo:letter-spacing="normal" fo:font-style="normal"/>
    </style:style>
    <style:style style:name="T22" style:family="text">
      <style:text-properties fo:color="#569cd6"/>
    </style:style>
    <style:style style:name="T23" style:family="text">
      <style:text-properties fo:color="#dcdcdc"/>
    </style:style>
    <style:style style:name="T24" style:family="text">
      <style:text-properties fo:color="#b5cea8"/>
    </style:style>
    <style:style style:name="T25" style:family="text">
      <style:text-properties fo:color="#ce9178"/>
    </style:style>
    <style:style style:name="T26" style:family="text">
      <style:text-properties style:text-line-through-style="none" style:text-line-through-type="none" style:text-underline-style="none" style:text-blinking="false"/>
    </style:style>
    <style:style style:name="T27" style:family="text">
      <style:text-properties loext:padding="0cm" loext:border="none"/>
    </style:style>
    <style:style style:name="T28" style:family="text">
      <style:text-properties fo:color="#a626a4" loext:padding="0cm" loext:border="none"/>
    </style:style>
    <style:style style:name="T29" style:family="text">
      <style:text-properties fo:color="#c18401" loext:padding="0cm" loext:border="none"/>
    </style:style>
    <style:style style:name="T30" style:family="text">
      <style:text-properties fo:color="#4078f2" loext:padding="0cm" loext:border="none"/>
    </style:style>
    <style:style style:name="T31" style:family="text">
      <style:text-properties fo:color="#50a14f" loext:padding="0cm" loext:border="none"/>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1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07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1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ntroduction</text:h>
      <text:p text:style-name="P35">For this project, you will be building a CRM (Customer Relationship Management) system. CRMs are a tool that almost every sales team uses to track prospective and existing customers through the sales process.</text:p>
      <text:p text:style-name="P5"><text:span text:style-name="T9">Salesforce is the most popular CRM in the market currently. This </text:span><text:a xlink:type="simple" xlink:href="https://www.youtube.com/watch?v=A7AEc-B2PKQ" office:target-frame-name="_blank" xlink:show="new" text:style-name="Internet_20_link" text:visited-style-name="Visited_20_Internet_20_Link"><text:span text:style-name="T14">short video</text:span></text:a><text:span text:style-name="T9"> explains what the Salesforce CRM provides at a high level.</text:span></text:p>
      <text:p text:style-name="P35">The most important takeaway from the video is that our CRM should allow us to:</text:p>
      <text:list xml:id="list3551522655" text:style-name="L8">
        <text:list-item>
          <text:p text:style-name="P31">Track Leads (people whose contact info we have gathered but who may or may not be interested in our product)</text:p>
        </text:list-item>
        <text:list-item>
          <text:p text:style-name="P31">Convert Leads into Opportunities (leads are converted into opportunities when they show interest in buying the product)</text:p>
        </text:list-item>
        <text:list-item>
          <text:p text:style-name="P31">Associate an Opportunity with an Account.</text:p>
        </text:list-item>
        <text:list-item>
          <text:p text:style-name="P31">Associate Contacts with an Opportunity.</text:p>
        </text:list-item>
      </text:list>
      <text:p text:style-name="P35">Let’s walk through an actual use case:</text:p>
      <text:p text:style-name="P14">LBL Trucking Company sells fleets of Trucks to large companies all over the world. They need new customers so they decide to offer a free webinar on the cost savings associated with their new hybrid trucks. Ever person who signs up for the webinar becomes a Lead in their CRM. The CRM stores the name, phone number, email address, and company name of each Lead.</text:p>
      <text:p text:style-name="P14">Sara is a sales associate at LBL. After the webinar, she starts calling all the new Leads. The first 5 Leads are not interested. The sixth Lead is Mike from Emerson Produce Company. Mike says he is interested in learning more and would like to see their pricing.</text:p>
      <text:p text:style-name="P14">Sara needs to convert Mike’s Lead to an Opportunity. Mike’s Lead id is 134. Sara types “Convert 134” into the CRM.</text:p>
      <text:p text:style-name="P14">The CRM begins by creating a new Contact object with the contact information from Mike’s Lead object.</text:p>
      <text:p text:style-name="P14">The CRM then prompts Sara for the product that Mike is interested in (Hybrid Truck, Flatbed Truck, or Box Truck) and the number of trucks that he is interested in buying. Sara inputs the information “Hybrid Truck” and “30”. The CRM creates a new Opportunity object with this information. It adds the new Mike Contact object as the decisionMaker for the Opportunity and sets the status to “OPEN”.</text:p>
      <text:p text:style-name="P14">The CRM then prompts Sara for the industry, number of employees, city, and country of Mike’s company. Sara inputs the information “Produce”, “4000”, “Berlin”, “Germany”. The CRM takes the Company name from Mike’s Lead Object and creates a new Account Object with this information. It adds the Mike Contact to the contactList of the Account and the new Opportunity to the opportunityList of the Account.</text:p>
      <text:p text:style-name="P14">Finally the System deletes the Mike Lead.</text:p>
      <text:p text:style-name="P14"><text:soft-page-break/>The next day Sara wants to look up the new Opportunity. The Opportunity id is 24. She types “lookup opportunity 24”. The CRM displays the opportunity information.</text:p>
      <text:p text:style-name="P14">She wants to call Mike to check on the deal. Unfortunately, he says they have decided to buy from another truck company. Sara types “close-lost 24” and the CRM changes the status of opportunity 24 to “CLOSED-LOST”</text:p>
      <text:p text:style-name="P35"/>
      <text:h text:style-name="P11" text:outline-level="3">Input and Output</text:h>
      <text:p text:style-name="P51"/>
      <text:p text:style-name="P5"><text:span text:style-name="T9">For this assignment, you will need to use </text:span><text:span text:style-name="Source_20_Text"><text:span text:style-name="T9">System.out.println()</text:span></text:span><text:span text:style-name="T9"> to print information to the user. You will also need to use the </text:span><text:span text:style-name="Source_20_Text"><text:span text:style-name="T9">Scanner</text:span></text:span><text:span text:style-name="T9"> class to receive user input.</text:span></text:p>
      <text:p text:style-name="P35">Run the code below. Notice that the console has a blinking cursor. Type your name into the console and press enter.</text:p>
      <text:p text:style-name="P37"><text:span text:style-name="T5"/></text:p>
      <text:p text:style-name="P37"><text:span text:style-name="T5">import java.util.Scanner;</text:span></text:p>
      <text:p text:style-name="P37"><text:span text:style-name="T5"/></text:p>
      <text:p text:style-name="P37"><text:span text:style-name="T5">public class Main {</text:span></text:p>
      <text:p text:style-name="P37"><text:span text:style-name="T5"><text:s text:c="2"/>public static void main(String[] args) {</text:span></text:p>
      <text:p text:style-name="P37"><text:span text:style-name="T5"/></text:p>
      <text:p text:style-name="P37"><text:span text:style-name="T5"><text:s text:c="4"/>//Create a Scanner to collect user input</text:span></text:p>
      <text:p text:style-name="P37"><text:span text:style-name="T5"><text:s text:c="4"/>Scanner myScanner =newScanner(System.in);</text:span></text:p>
      <text:p text:style-name="P37"><text:span text:style-name="T5"/></text:p>
      <text:p text:style-name="P37"><text:span text:style-name="T5"><text:s text:c="4"/>// Get input from the user</text:span></text:p>
      <text:p text:style-name="P37"><text:span text:style-name="T5"><text:s text:c="4"/>System.out.println("Please enter your name");</text:span></text:p>
      <text:p text:style-name="P37"><text:span text:style-name="T5"><text:s text:c="4"/>String userInput = myScanner.nextLine();</text:span></text:p>
      <text:p text:style-name="P37"><text:span text:style-name="T5"/></text:p>
      <text:p text:style-name="P37"><text:span text:style-name="T5"><text:s text:c="4"/>System.out.println("Welcome "+ userInput);</text:span></text:p>
      <text:p text:style-name="P37"><text:span text:style-name="T5"/></text:p>
      <text:p text:style-name="P37"><text:span text:style-name="T5"><text:s text:c="2"/>}</text:span></text:p>
      <text:p text:style-name="P37"><text:span text:style-name="T5">}</text:span></text:p>
      <text:p text:style-name="P37"><text:span text:style-name="T5"/></text:p>
      <text:p text:style-name="P37"><text:span text:style-name="T5">Scanner always receives input as a String. If you want numeric input, you need to parse the input to a numeric value (Remember that this will throw an exception if the String cannot be parsed to a numeric value.</text:span></text:p>
      <text:p text:style-name="P37"><text:span text:style-name="T5"/></text:p>
      <text:p text:style-name="P37"><text:span text:style-name="T5">package com.company;</text:span></text:p>
      <text:p text:style-name="P37"><text:span text:style-name="T5">import java.util.Scanner;</text:span></text:p>
      <text:p text:style-name="P37"><text:span text:style-name="T5"/></text:p>
      <text:p text:style-name="P37"><text:span text:style-name="T5">public class Main {</text:span></text:p>
      <text:p text:style-name="P37"><text:span text:style-name="T5"><text:s text:c="2"/>public static void main(String[] args) {</text:span></text:p>
      <text:p text:style-name="P37"><text:span text:style-name="T5"/></text:p>
      <text:p text:style-name="P37"><text:span text:style-name="T5"><text:s text:c="4"/>//Create a Scanner to collect user input</text:span></text:p>
      <text:p text:style-name="P37"><text:span text:style-name="T5"><text:s text:c="4"/>Scanner myScanner =newScanner(System.in);</text:span></text:p>
      <text:p text:style-name="P37"><text:soft-page-break/><text:span text:style-name="T5"/></text:p>
      <text:p text:style-name="P37"><text:span text:style-name="T5"><text:s text:c="4"/>// Get input from the user</text:span></text:p>
      <text:p text:style-name="P37"><text:span text:style-name="T5"><text:s text:c="4"/>System.out.println("Please enter your age");</text:span></text:p>
      <text:p text:style-name="P37"><text:span text:style-name="T5"><text:s text:c="4"/>String userInput = myScanner.nextLine();</text:span></text:p>
      <text:p text:style-name="P37"><text:span text:style-name="T5"/></text:p>
      <text:p text:style-name="P37"><text:span text:style-name="T5"><text:s text:c="4"/>// Convert the user input to a number</text:span></text:p>
      <text:p text:style-name="P37"><text:span text:style-name="T5"><text:s text:c="4"/>int userAge =Integer.parseInt(userInput);</text:span></text:p>
      <text:p text:style-name="P37"><text:span text:style-name="T5"/></text:p>
      <text:p text:style-name="P37"><text:span text:style-name="T5"><text:s text:c="4"/>System.out.println("You are "+ userAge +" years old.");</text:span></text:p>
      <text:p text:style-name="P37"><text:span text:style-name="T5"><text:s text:c="2"/>}</text:span></text:p>
      <text:p text:style-name="P37"><text:span text:style-name="T5">}</text:span></text:p>
      <text:p text:style-name="P37"><text:span text:style-name="T5"/></text:p>
      <text:p text:style-name="P37"><text:span text:style-name="T5">You can use the code below to create a system that is always waiting for a command or executing a command:</text:span></text:p>
      <text:p text:style-name="P37"><text:span text:style-name="T5"/></text:p>
      <text:p text:style-name="P37"><text:span text:style-name="T5">package com.company;</text:span></text:p>
      <text:p text:style-name="P37"><text:span text:style-name="T5">import java.util.Scanner;</text:span></text:p>
      <text:p text:style-name="P37"><text:span text:style-name="T5"/></text:p>
      <text:p text:style-name="P37"><text:span text:style-name="T5">public class Main {</text:span></text:p>
      <text:p text:style-name="P37"><text:span text:style-name="T5"/></text:p>
      <text:p text:style-name="P37"><text:span text:style-name="T5"><text:s text:c="2"/>public static void main(String[] args) {</text:span></text:p>
      <text:p text:style-name="P37"><text:span text:style-name="T5"/></text:p>
      <text:p text:style-name="P37"><text:span text:style-name="T5"><text:s text:c="4"/>//Create a Scanner to collect user input</text:span></text:p>
      <text:p text:style-name="P37"><text:span text:style-name="T5"><text:s text:c="4"/>Scanner myScanner =newScanner(System.in);</text:span></text:p>
      <text:p text:style-name="P37"><text:span text:style-name="T5"/></text:p>
      <text:p text:style-name="P37"><text:span text:style-name="T5"><text:s text:c="4"/>// Get input from the user</text:span></text:p>
      <text:p text:style-name="P37"><text:span text:style-name="T5"><text:s text:c="4"/>while (true){</text:span></text:p>
      <text:p text:style-name="P37"><text:span text:style-name="T5"><text:s text:c="6"/>System.out.println("Please enter your age");</text:span></text:p>
      <text:p text:style-name="P37"><text:span text:style-name="T5"><text:s text:c="6"/>String userInput = myScanner.nextLine();</text:span></text:p>
      <text:p text:style-name="P37"><text:span text:style-name="T5"/></text:p>
      <text:p text:style-name="P37"><text:span text:style-name="T5"><text:s text:c="6"/>//add some logic to here to determine what to do based on the userInput</text:span></text:p>
      <text:p text:style-name="P37"><text:span text:style-name="T5"><text:s text:c="4"/>}</text:span></text:p>
      <text:p text:style-name="P37"><text:span text:style-name="T5"><text:s text:c="2"/>}</text:span></text:p>
      <text:p text:style-name="P37"><text:span text:style-name="T5">}</text:span></text:p>
      <text:p text:style-name="P37"><text:span text:style-name="T5"/></text:p>
      <text:p text:style-name="P35"/>
      <text:h text:style-name="P11" text:outline-level="3">Requirements</text:h>
      <text:p text:style-name="P51"/>
      <text:p text:style-name="P35">For this project you must accomplish all of the following:</text:p>
      <text:list xml:id="list4030005966" text:style-name="L9">
        <text:list-item>
          <text:p text:style-name="P39"><text:span text:style-name="T9">Create a use case diagram and add it to your </text:span><text:span text:style-name="Source_20_Text"><text:span text:style-name="T9">README.md</text:span></text:span><text:span text:style-name="T9">.</text:span></text:p>
        </text:list-item>
        <text:list-item>
          <text:p text:style-name="P39"><text:span text:style-name="T9">Create a class diagram and add it to your </text:span><text:span text:style-name="Source_20_Text"><text:span text:style-name="T9">README.md</text:span></text:span><text:span text:style-name="T9">.</text:span></text:p>
        </text:list-item>
        <text:list-item>
          <text:p text:style-name="P32"><text:soft-page-break/>Create unit tests for every method other than basic getters, setters, and constructors (getters and setters with logic do require unit tests).</text:p>
        </text:list-item>
        <text:list-item>
          <text:p text:style-name="P32">Handle all exceptions gracefully (incorrect input should not crash the program).</text:p>
        </text:list-item>
        <text:list-item>
          <text:p text:style-name="P32">Leads can be added to the CRM by typing the command “New Lead” (case insensitive).</text:p>
        </text:list-item>
        <text:list-item>
          <text:p text:style-name="P39"><text:span text:style-name="T9">When a new Lead is created the user will be prompted for </text:span><text:span text:style-name="Source_20_Text"><text:span text:style-name="T9">name</text:span></text:span><text:span text:style-name="T9">, </text:span><text:span text:style-name="Source_20_Text"><text:span text:style-name="T9">phoneNumber</text:span></text:span><text:span text:style-name="T9">, </text:span><text:span text:style-name="Source_20_Text"><text:span text:style-name="T9">email</text:span></text:span><text:span text:style-name="T9">, and </text:span><text:span text:style-name="Source_20_Text"><text:span text:style-name="T9">companyName</text:span></text:span><text:span text:style-name="T9">. All fields must be supplied to create the new Lead.</text:span></text:p>
        </text:list-item>
        <text:list-item>
          <text:p text:style-name="P39"><text:span text:style-name="T9">The system should automatically create an </text:span><text:span text:style-name="Source_20_Text"><text:span text:style-name="T9">id</text:span></text:span><text:span text:style-name="T9"> for the Lead. This may require some research and Googling to accomplish, but is relatively trivial. Your CRM should keep track of how many objects have been created and provide the current count as the </text:span><text:span text:style-name="Source_20_Text"><text:span text:style-name="T9">id</text:span></text:span><text:span text:style-name="T9"> for each new object.</text:span></text:p>
        </text:list-item>
        <text:list-item>
          <text:p text:style-name="P39"><text:span text:style-name="T9">A list of all Leads’ </text:span><text:span text:style-name="Source_20_Text"><text:span text:style-name="T9">id</text:span></text:span><text:span text:style-name="T9"> and </text:span><text:span text:style-name="Source_20_Text"><text:span text:style-name="T9">name</text:span></text:span><text:span text:style-name="T9"> can be displayed by typing “Show Leads” (case insensitive).</text:span></text:p>
        </text:list-item>
        <text:list-item>
          <text:p text:style-name="P39"><text:span text:style-name="T9">An individual Lead’s details can be displayed by typing “Lookup Lead id” (case insensitive) where “id” is the actual </text:span><text:span text:style-name="Source_20_Text"><text:span text:style-name="T9">id</text:span></text:span><text:span text:style-name="T9"> of the Lead to lookup.</text:span></text:p>
        </text:list-item>
        <text:list-item>
          <text:p text:style-name="P39"><text:span text:style-name="T9">A Lead can be converted to an Opportunity by typing “convert id” (case insensitive) where “id” is the actual </text:span><text:span text:style-name="Source_20_Text"><text:span text:style-name="T9">id</text:span></text:span><text:span text:style-name="T9"> of the Lead to convert.</text:span></text:p>
        </text:list-item>
        <text:list-item>
          <text:p text:style-name="P32">When a Lead is converted, a Contact will be created with the Lead contact info and a new id.</text:p>
        </text:list-item>
        <text:list-item>
          <text:p text:style-name="P39"><text:span text:style-name="T9">When a Lead is converted, the user will be prompted for the product and the number of trucks for this Opportunity. A new Opportunity should be created with the above information and with the new Contact as the </text:span><text:span text:style-name="Source_20_Text"><text:span text:style-name="T9">decisionMaker</text:span></text:span><text:span text:style-name="T9"> for the Opportunity and a </text:span><text:span text:style-name="Source_20_Text"><text:span text:style-name="T9">status</text:span></text:span><text:span text:style-name="T9"> of “OPEN”. To recap, Opportunity should have the following properties:</text:span></text:p>
        </text:list-item>
      </text:list>
      <text:list xml:id="list2346060113" text:style-name="L10">
        <text:list-item>
          <text:p text:style-name="P40"><text:span text:style-name="Source_20_Text"><text:span text:style-name="T9">id</text:span></text:span><text:span text:style-name="T9"> - a unique identifier</text:span></text:p>
        </text:list-item>
        <text:list-item>
          <text:p text:style-name="P40"><text:span text:style-name="Source_20_Text"><text:span text:style-name="T9">product</text:span></text:span><text:span text:style-name="T9"> - an Enum with options HYBRID, FLATBED, or BOX</text:span></text:p>
        </text:list-item>
        <text:list-item>
          <text:p text:style-name="P40"><text:span text:style-name="Source_20_Text"><text:span text:style-name="T9">quantity</text:span></text:span><text:span text:style-name="T9"> - the number of trucks being considered for purchase</text:span></text:p>
        </text:list-item>
        <text:list-item>
          <text:p text:style-name="P40"><text:span text:style-name="Source_20_Text"><text:span text:style-name="T9">decisionMaker</text:span></text:span><text:span text:style-name="T9"> - a Contact</text:span></text:p>
        </text:list-item>
        <text:list-item>
          <text:p text:style-name="P40"><text:span text:style-name="Source_20_Text"><text:span text:style-name="T9">status</text:span></text:span><text:span text:style-name="T9"> - an Enum with options OPEN, CLOSED_WON, CLOSED_LOST (these are common sales terms indicating an ongoing potential sale, a sale, and an opportunity where a sale was not made and the sale is no longer a possibility)</text:span></text:p>
        </text:list-item>
      </text:list>
      <text:list xml:id="list460273439" text:style-name="L11">
        <text:list-item>
          <text:p text:style-name="P33">When a Lead is converted, the user will be prompted for the industry, number of employees, city, and country of the organization. An Account represents the company <text:soft-page-break/>that is looking to buy a truck. Each Account should have a List of Contacts and a List of Opportunities. To recap, the Account should have the following properties:</text:p>
        </text:list-item>
      </text:list>
      <text:list xml:id="list2013845340" text:style-name="L12">
        <text:list-item>
          <text:p text:style-name="P41"><text:span text:style-name="Source_20_Text"><text:span text:style-name="T9">id</text:span></text:span><text:span text:style-name="T9"> - a unique identifier</text:span></text:p>
        </text:list-item>
        <text:list-item>
          <text:p text:style-name="P41"><text:span text:style-name="Source_20_Text"><text:span text:style-name="T9">industry</text:span></text:span><text:span text:style-name="T9"> - an Enum with options PRODUCE, ECOMMERCE, MANUFACTURING, MEDICAL, OTHER</text:span></text:p>
        </text:list-item>
        <text:list-item>
          <text:p text:style-name="P41"><text:span text:style-name="Source_20_Text"><text:span text:style-name="T9">employeeCount</text:span></text:span><text:span text:style-name="T9"> - a number representing the number of employees in the company</text:span></text:p>
        </text:list-item>
        <text:list-item>
          <text:p text:style-name="P41"><text:span text:style-name="Source_20_Text"><text:span text:style-name="T9">city</text:span></text:span><text:span text:style-name="T9"> - a String</text:span></text:p>
        </text:list-item>
        <text:list-item>
          <text:p text:style-name="P41"><text:span text:style-name="Source_20_Text"><text:span text:style-name="T9">country</text:span></text:span><text:span text:style-name="T9"> - a String</text:span></text:p>
        </text:list-item>
        <text:list-item>
          <text:p text:style-name="P41"><text:span text:style-name="Source_20_Text"><text:span text:style-name="T9">contactList</text:span></text:span><text:span text:style-name="T9"> - a List of Contacts associated with this Account</text:span></text:p>
        </text:list-item>
        <text:list-item>
          <text:p text:style-name="P41"><text:span text:style-name="Source_20_Text"><text:span text:style-name="T9">opportunityList</text:span></text:span><text:span text:style-name="T9"> - a list of Opportunities associated with this Account</text:span></text:p>
        </text:list-item>
      </text:list>
      <text:list xml:id="list3327684673" text:style-name="L13">
        <text:list-item>
          <text:p text:style-name="P34">Leads are removed from the system once they have been successfully converted.</text:p>
        </text:list-item>
        <text:list-item>
          <text:p text:style-name="P42"><text:span text:style-name="T9">Opportunity status can be edited using the command “close-lost id” or “close-won id” where “id” is the </text:span><text:span text:style-name="Source_20_Text"><text:span text:style-name="T9">id</text:span></text:span><text:span text:style-name="T9"> of the Opportunity that should be closed.</text:span></text:p>
        </text:list-item>
      </text:list>
      <text:p text:style-name="P5"><text:span text:style-name="Emphasis"><text:span text:style-name="T9">Note: For simplicity, Lead, Account, and Contact information cannot be updated once the object has been created.</text:span></text:span></text:p>
      <text:p text:style-name="P5"><text:span text:style-name="Emphasis"><text:span text:style-name="T9">Note: For simplicity, there is currently no way to associate multiple Contacts or Opportunities with a single Account. These should still be Lists as we will be adding more functionality to this application in the future.</text:span></text:span></text:p>
      <text:p text:style-name="P35"/>
      <text:h text:style-name="P11" text:outline-level="3">Important Note</text:h>
      <text:p text:style-name="P51"/>
      <text:p text:style-name="P35">Everyone in the squad should contribute equally to the project in time and in lines of code written.</text:p>
      <text:p text:style-name="P5"><text:span text:style-name="T9">All code must be reviewed before it is merged into the </text:span><text:span text:style-name="Source_20_Text"><text:span text:style-name="T9">master</text:span></text:span><text:span text:style-name="T9"> branch.</text:span></text:p>
      <text:p text:style-name="P35">All squad members must participate in code review.</text:p>
      <text:p text:style-name="P5"><text:span text:style-name="T9">Code should not be merged into </text:span><text:span text:style-name="Source_20_Text"><text:span text:style-name="T9">master</text:span></text:span><text:span text:style-name="T9"> if it lacks sufficient test coverage.</text:span></text:p>
      <text:p text:style-name="P35">This is intended to be a challenging assignment. You will have to rely heavily on your teammates and independent research. Learning independently is a hallmark of a good developer and our job is to turn you into good developers. This process may be frustrating but you will learn a ton!</text:p>
      <text:p text:style-name="P43"/>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Open Sans" svg:font-family="'Open Sans',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0T17:24:18.688172268</meta:creation-date>
    <dc:date>2021-07-10T09:26:35.794507131</dc:date>
    <meta:editing-duration>PT39M23S</meta:editing-duration>
    <meta:editing-cycles>4</meta:editing-cycles>
    <meta:generator>LibreOffice/6.4.7.2$Linux_X86_64 LibreOffice_project/40$Build-2</meta:generator>
    <meta:document-statistic meta:table-count="0" meta:image-count="0" meta:object-count="0" meta:page-count="5" meta:paragraph-count="99" meta:word-count="1449" meta:character-count="8633" meta:non-whitespace-character-count="7208"/>
  </office:meta>
</office:document-meta>
</file>